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color="#008000" style:font-name="Arial" fo:font-size="11pt" fo:language="en" fo:country="US" fo:font-style="italic" style:font-size-asian="11pt" style:font-style-asian="italic" style:font-size-complex="11pt" style:font-style-complex="italic"/>
    </style:style>
    <style:style style:name="P6" style:family="paragraph" style:parent-style-name="Header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text-properties fo:color="#0000ff" style:font-name="Arial" fo:font-size="11pt" fo:language="en" fo:country="US" style:font-size-asian="11pt" style:font-size-complex="11pt"/>
    </style:style>
    <style:style style:name="P8" style:family="paragraph" style:parent-style-name="Footer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color="#2323dc" fo:language="en" fo:country="US"/>
    </style:style>
    <style:style style:name="T5" style:family="text">
      <style:text-properties fo:color="#0000f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lueOfField1" text:name="field1"/>
        <text:user-field-decl office:value-type="string" office:string-value="valueOfField2" text:name="field2"/>
        <text:user-field-decl office:value-type="string" office:string-value="valueOfField3" text:name="field3"/>
      </text:user-field-decls>
      <text:section text:style-name="Sect1" text:name="Section1">
        <text:p text:style-name="P4">Template with user fields</text:p>
        <text:p text:style-name="P1"/>
        <text:p text:style-name="P3">This document is used to test functinalities relevant with fields. It contains two user fields.</text:p>
        <text:p text:style-name="P3"/>
        <text:p text:style-name="P2"><text:span text:style-name="T1">The name of user field #1 is </text:span><text:span text:style-name="T2">field1</text:span><text:span text:style-name="T1"> and its value is </text:span><text:span text:style-name="T4"><text:user-field-get text:name="field1">valueOfField1</text:user-field-get></text:span><text:span text:style-name="T1">.</text:span></text:p>
        <text:p text:style-name="P2"><text:span text:style-name="T1">The name of user field #2 is </text:span><text:span text:style-name="T2">field2</text:span><text:span text:style-name="T1"> and its value is </text:span><text:span text:style-name="T4"><text:user-field-get text:name="field2">valueOfField2</text:user-field-get></text:span><text:span text:style-name="T1">.</text:span></text:p>
        <text:p text:style-name="P3">Values of user fields are in blue.</text:p>
        <text:p text:style-name="P3">The first field is displayed one more time: <text:span text:style-name="T5"><text:user-field-get text:name="field1">valueOfField1</text:user-field-get></text:span></text:p>
        <text:p text:style-name="P7"/>
        <text:p text:style-name="P5">The same fields are displayed one more time, with a new style (green and intalics) in the same paragraph, <text:s/>presenting <text:user-field-get text:name="field1">valueOfField1</text:user-field-get> and then <text:user-field-get text:name="field2">valueOfField2</text:user-field-get>. These are two fields in the same paragraph with the same style.</text:p>
        <text:p text:style-name="P7"/>
        <text:p text:style-name="P2"><text:span text:style-name="T1">The whole document is inside a section with the name </text:span><text:span text:style-name="T3">Section1</text:span><text:span text:style-name="T1">.</text:span></text:p>
      </text:section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/>
    </style:style>
    <style:style style:name="MP2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valueOfField1" text:name="field1"/>
        </text:user-field-decls>
        <text:p text:style-name="MP1">Main field (field1): <text:user-field-get text:name="field1">valueOfField1</text:user-field-get></text:p>
      </style:header>
      <style:footer>
        <text:user-field-decls>
          <text:user-field-decl office:value-type="string" office:string-value="valueOfField3" text:name="field3"/>
        </text:user-field-decls>
        <text:p text:style-name="MP2">Footer prints field 3: <text:user-field-get text:name="field3">valueOfField3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11-22T15:22:19.82</dc:date>
    <dc:creator>Spyros Nakos</dc:creator>
    <meta:editing-duration>PT02H10M43S</meta:editing-duration>
    <meta:editing-cycles>9</meta:editing-cycles>
    <meta:generator>OpenOffice.org/3.2$Win32 OpenOffice.org_project/320m18$Build-9502</meta:generator>
    <meta:document-statistic meta:table-count="0" meta:image-count="0" meta:object-count="0" meta:page-count="1" meta:paragraph-count="10" meta:word-count="117" meta:character-count="696"/>
  </office:meta>
</office:document-meta>
</file>